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999cm" table:align="right"/>
    </style:style>
    <style:style style:name="Tableau1.A" style:family="table-column">
      <style:table-column-properties style:column-width="7.999cm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3" style:family="table-row">
      <style:table-row-properties style:min-row-height="0.656cm"/>
    </style:style>
    <style:style style:name="P1" style:family="paragraph" style:parent-style-name="Table_20_Contents">
      <style:paragraph-properties fo:text-align="start" style:justify-single-word="false"/>
      <style:text-properties officeooo:rsid="00172f68" officeooo:paragraph-rsid="00172f68"/>
    </style:style>
    <style:style style:name="P2" style:family="paragraph" style:parent-style-name="Table_20_Contents">
      <style:paragraph-properties fo:text-align="start" style:justify-single-word="false"/>
      <style:text-properties officeooo:rsid="00172f68" officeooo:paragraph-rsid="0028b9f3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72f68" officeooo:paragraph-rsid="00172f68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172f68" officeooo:paragraph-rsid="00172f68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1795cb" officeooo:paragraph-rsid="001795cb" style:font-weight-asian="bold" style:font-weight-complex="bold"/>
    </style:style>
    <style:style style:name="P6" style:family="paragraph" style:parent-style-name="Standard">
      <style:paragraph-properties fo:margin-left="-1.499cm" fo:margin-right="0cm" fo:text-align="start" style:justify-single-word="false" fo:text-indent="0cm" style:auto-text-indent="false"/>
      <style:text-properties fo:font-size="14pt" fo:font-weight="normal" officeooo:rsid="00172f68" officeooo:paragraph-rsid="001bcd8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-1.499cm" fo:margin-right="0cm" fo:text-align="start" style:justify-single-word="false" fo:text-indent="0cm" style:auto-text-indent="false"/>
      <style:text-properties fo:font-size="14pt" fo:font-weight="bold" officeooo:rsid="002b1ae7" officeooo:paragraph-rsid="00172f68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1.499cm" fo:margin-right="0cm" fo:text-align="start" style:justify-single-word="false" fo:text-indent="0cm" style:auto-text-indent="false"/>
      <style:text-properties fo:font-weight="bold" officeooo:rsid="00172f68" officeooo:paragraph-rsid="00172f68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 style:font-name="Liberation Serif" fo:font-size="12pt" style:text-underline-style="none" officeooo:rsid="00373c17" style:font-size-asian="12pt" style:font-size-complex="12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officeooo:rsid="0027a9ed"/>
    </style:style>
    <style:style style:name="T5" style:family="text">
      <style:text-properties style:text-underline-style="none" officeooo:rsid="0037de2d"/>
    </style:style>
    <style:style style:name="T6" style:family="text">
      <style:text-properties officeooo:rsid="002f868a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3cdab5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Rubrique<text:tab/>: <text:span text:style-name="T8"><text:text-input text:description="">view.display('proposingGroup')</text:text-input></text:span></text:p>
          </table:table-cell>
        </table:table-row>
        <table:table-row>
          <table:table-cell table:style-name="Tableau1.A1" office:value-type="string">
            <text:p text:style-name="P2">Agent traitant<text:tab/>: <text:text-input text:description="">view.print_creator_name()</text:text-input></text:p>
          </table:table-cell>
        </table:table-row>
        <table:table-row table:style-name="Tableau1.3">
          <table:table-cell table:style-name="Tableau1.A1" office:value-type="string">
            <text:p text:style-name="P2"><office:annotation><dc:creator>Auteur inconnu</dc:creator><dc:date>2018-06-25T16:18:58</dc:date><text:p text:style-name="P9"><text:span text:style-name="T9">do text with validation_event = utils.getLastEvent(self, 'validate')</text:span></text:p></office:annotation>Responsable<text:tab/>: <text:span text:style-name="T6"><text:text-input text:description="view.printFullname(pm_utils.getLastEvent('validate'))">validation_event and view.printFullname(validation_event['actor']) or '-'</text:text-input></text:span></text:p>
          </table:table-cell>
        </table:table-row>
      </table:table>
      <text:p text:style-name="P3"/>
      <text:p text:style-name="P3"/>
      <text:p text:style-name="P7"><text:text-input text:description="">view.getDGHV(meetingConfig).display('configGroup')</text:text-input></text:p>
      <text:p text:style-name="P8"/>
      <text:p text:style-name="P6"><text:text-input text:description="">meetingConfig.Title()</text:text-input> du <text:span text:style-name="T1"><text:text-input text:description="">self.hasMeeting() and self.getMeeting().Title() or '???'</text:text-input></text:span></text:p>
      <text:p text:style-name="P4"/>
      <text:p text:style-name="P4"/>
      <text:p text:style-name="P5">Objet<text:span text:style-name="T2"> </text:span><text:span text:style-name="T3">:</text:span><text:span text:style-name="T3"><text:text-input text:description="">self.Title()</text:text-input></text:span></text:p>
      <text:p text:style-name="P5"/>
      <text:p text:style-name="Text_20_body"><text:span text:style-name="T7">Description :</text:span><text:span text:style-name="T2"> </text:span></text:p>
      <text:p text:style-name="Text_20_body"><text:span text:style-name="T4"><office:annotation><dc:creator>Auteur inconnu</dc:creator><dc:date>2018-06-25T16:38:34</dc:date><text:p text:style-name="P9"><text:span text:style-name="T10">do text </text:span></text:p><text:p text:style-name="P9"><text:span text:style-name="T10">from xhtml(view.printXhtml(self, self.Description(), keepWithNext=True)</text:span><text:span text:style-name="T11">, stylesMapping={'para':'Text body'}</text:span><text:span text:style-name="T10">)</text:span></text:p></office:annotation></text:span><text:span text:style-name="T5">description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indent="0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7T12:43:43.260659487</meta:creation-date>
    <meta:generator>LibreOffice/5.1.6.2$Linux_X86_64 LibreOffice_project/10m0$Build-2</meta:generator>
    <dc:date>2018-06-25T16:44:31.309037194</dc:date>
    <meta:editing-duration>PT2H20M4S</meta:editing-duration>
    <meta:editing-cycles>35</meta:editing-cycles>
    <meta:document-statistic meta:table-count="1" meta:image-count="0" meta:object-count="0" meta:page-count="1" meta:paragraph-count="8" meta:word-count="42" meta:character-count="359" meta:non-whitespace-character-count="339"/>
  </office:meta>
</office:document-meta>
</file>